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paragraph-rsid="0011e894"/>
    </style:style>
    <style:style style:name="P2" style:family="paragraph" style:parent-style-name="Standard">
      <style:text-properties officeooo:paragraph-rsid="001eb09c"/>
    </style:style>
    <style:style style:name="P3" style:family="paragraph" style:parent-style-name="Standard">
      <style:text-properties officeooo:rsid="001f65d9" officeooo:paragraph-rsid="001f65d9"/>
    </style:style>
    <style:style style:name="P4" style:family="paragraph" style:parent-style-name="Standard">
      <style:text-properties officeooo:rsid="00219b25" officeooo:paragraph-rsid="00219b25"/>
    </style:style>
    <style:style style:name="P5" style:family="paragraph" style:parent-style-name="Standard">
      <style:text-properties officeooo:rsid="00237ac2" officeooo:paragraph-rsid="00237ac2"/>
    </style:style>
    <style:style style:name="P6" style:family="paragraph" style:parent-style-name="Standard">
      <style:text-properties officeooo:rsid="00237ac2" officeooo:paragraph-rsid="0040d32b"/>
    </style:style>
    <style:style style:name="P7" style:family="paragraph" style:parent-style-name="Standard">
      <style:text-properties officeooo:rsid="00243114" officeooo:paragraph-rsid="00243114"/>
    </style:style>
    <style:style style:name="P8" style:family="paragraph" style:parent-style-name="Standard">
      <style:text-properties officeooo:rsid="00267f59" officeooo:paragraph-rsid="00267f59"/>
    </style:style>
    <style:style style:name="P9" style:family="paragraph" style:parent-style-name="Standard">
      <style:text-properties officeooo:rsid="0029be50" officeooo:paragraph-rsid="0029be50"/>
    </style:style>
    <style:style style:name="P10" style:family="paragraph" style:parent-style-name="Standard">
      <style:text-properties officeooo:rsid="0029d3c2" officeooo:paragraph-rsid="0029d3c2"/>
    </style:style>
    <style:style style:name="P11" style:family="paragraph" style:parent-style-name="Standard">
      <style:text-properties fo:font-style="normal" officeooo:rsid="0029d3c2" officeooo:paragraph-rsid="0029d3c2" style:font-style-asian="normal" style:font-style-complex="normal"/>
    </style:style>
    <style:style style:name="P12" style:family="paragraph" style:parent-style-name="Standard">
      <style:text-properties fo:font-style="normal" officeooo:rsid="0029d3c2" officeooo:paragraph-rsid="002fb313" style:font-style-asian="normal" style:font-style-complex="normal"/>
    </style:style>
    <style:style style:name="P13" style:family="paragraph" style:parent-style-name="Standard">
      <style:text-properties fo:font-style="normal" officeooo:rsid="0029d3c2" officeooo:paragraph-rsid="003169c7" style:font-style-asian="normal" style:font-style-complex="normal"/>
    </style:style>
    <style:style style:name="P14" style:family="paragraph" style:parent-style-name="Standard">
      <style:text-properties fo:font-style="normal" officeooo:rsid="0029d3c2" officeooo:paragraph-rsid="0032a44b" style:font-style-asian="normal" style:font-style-complex="normal"/>
    </style:style>
    <style:style style:name="P15" style:family="paragraph" style:parent-style-name="Standard">
      <style:text-properties fo:font-style="normal" officeooo:rsid="0029d3c2" officeooo:paragraph-rsid="0034a10c" style:font-style-asian="normal" style:font-style-complex="normal"/>
    </style:style>
    <style:style style:name="P16" style:family="paragraph" style:parent-style-name="Standard">
      <style:text-properties fo:font-style="normal" officeooo:rsid="001eb09c" officeooo:paragraph-rsid="001eb09c" style:font-style-asian="normal" style:font-style-complex="normal"/>
    </style:style>
    <style:style style:name="P17" style:family="paragraph" style:parent-style-name="Standard">
      <style:text-properties fo:font-style="italic" officeooo:rsid="001a52af" style:font-style-asian="italic" style:font-style-complex="italic"/>
    </style:style>
    <style:style style:name="P18" style:family="paragraph" style:parent-style-name="Standard">
      <style:text-properties officeooo:rsid="003a9733" officeooo:paragraph-rsid="003a9733"/>
    </style:style>
    <style:style style:name="P19" style:family="paragraph" style:parent-style-name="Standard">
      <style:text-properties officeooo:rsid="003c488d" officeooo:paragraph-rsid="003c488d"/>
    </style:style>
    <style:style style:name="P20" style:family="paragraph" style:parent-style-name="Standard">
      <style:text-properties fo:font-style="italic" officeooo:rsid="002b3295" officeooo:paragraph-rsid="0029d3c2" style:font-style-asian="italic" style:font-style-complex="italic"/>
    </style:style>
    <style:style style:name="T1" style:family="text">
      <style:text-properties officeooo:rsid="00174f85"/>
    </style:style>
    <style:style style:name="T2" style:family="text">
      <style:text-properties fo:font-style="italic" style:font-style-asian="italic" style:font-style-complex="italic"/>
    </style:style>
    <style:style style:name="T3" style:family="text">
      <style:text-properties fo:font-style="italic" officeooo:rsid="00174f85" style:font-style-asian="italic" style:font-style-complex="italic"/>
    </style:style>
    <style:style style:name="T4" style:family="text">
      <style:text-properties fo:font-style="italic" officeooo:rsid="00186094" style:font-style-asian="italic" style:font-style-complex="italic"/>
    </style:style>
    <style:style style:name="T5" style:family="text">
      <style:text-properties fo:font-style="italic" officeooo:rsid="001a52af" style:font-style-asian="italic" style:font-style-complex="italic"/>
    </style:style>
    <style:style style:name="T6" style:family="text">
      <style:text-properties fo:font-style="italic" officeooo:rsid="00250bec" style:font-style-asian="italic" style:font-style-complex="italic"/>
    </style:style>
    <style:style style:name="T7" style:family="text">
      <style:text-properties fo:font-style="italic" officeooo:rsid="002563da" style:font-style-asian="italic" style:font-style-complex="italic"/>
    </style:style>
    <style:style style:name="T8" style:family="text">
      <style:text-properties fo:font-style="italic" officeooo:rsid="0025400c" style:font-style-asian="italic" style:font-style-complex="italic"/>
    </style:style>
    <style:style style:name="T9" style:family="text">
      <style:text-properties fo:font-style="italic" officeooo:rsid="0027abd2" style:font-style-asian="italic" style:font-style-complex="italic"/>
    </style:style>
    <style:style style:name="T10" style:family="text">
      <style:text-properties fo:font-style="italic" officeooo:rsid="0029d3c2" style:font-style-asian="italic" style:font-style-complex="italic"/>
    </style:style>
    <style:style style:name="T11" style:family="text">
      <style:text-properties fo:font-style="italic" officeooo:rsid="002b2436" style:font-style-asian="italic" style:font-style-complex="italic"/>
    </style:style>
    <style:style style:name="T12" style:family="text">
      <style:text-properties fo:font-style="italic" officeooo:rsid="002b3295" style:font-style-asian="italic" style:font-style-complex="italic"/>
    </style:style>
    <style:style style:name="T13" style:family="text">
      <style:text-properties fo:font-style="italic" officeooo:rsid="002d315b" style:font-style-asian="italic" style:font-style-complex="italic"/>
    </style:style>
    <style:style style:name="T14" style:family="text">
      <style:text-properties fo:font-style="italic" officeooo:rsid="002db611" style:font-style-asian="italic" style:font-style-complex="italic"/>
    </style:style>
    <style:style style:name="T15" style:family="text">
      <style:text-properties fo:font-style="italic" officeooo:rsid="002e2e1b" style:font-style-asian="italic" style:font-style-complex="italic"/>
    </style:style>
    <style:style style:name="T16" style:family="text">
      <style:text-properties fo:font-style="italic" officeooo:rsid="002fb313" style:font-style-asian="italic" style:font-style-complex="italic"/>
    </style:style>
    <style:style style:name="T17" style:family="text">
      <style:text-properties fo:font-style="italic" officeooo:rsid="003169c7" style:font-style-asian="italic" style:font-style-complex="italic"/>
    </style:style>
    <style:style style:name="T18" style:family="text">
      <style:text-properties fo:font-style="italic" officeooo:rsid="003674f7" style:font-style-asian="italic" style:font-style-complex="italic"/>
    </style:style>
    <style:style style:name="T19" style:family="text">
      <style:text-properties fo:font-style="italic" officeooo:rsid="00375f2d" style:font-style-asian="italic" style:font-style-complex="italic"/>
    </style:style>
    <style:style style:name="T20" style:family="text">
      <style:text-properties fo:font-style="italic" officeooo:rsid="003b20c6" style:font-style-asian="italic" style:font-style-complex="italic"/>
    </style:style>
    <style:style style:name="T21" style:family="text">
      <style:text-properties fo:font-style="italic" officeooo:rsid="003ce4bc" style:font-style-asian="italic" style:font-style-complex="italic"/>
    </style:style>
    <style:style style:name="T22" style:family="text">
      <style:text-properties fo:font-style="italic" officeooo:rsid="003e5ee8"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74f85" style:font-style-asian="normal" style:font-style-complex="normal"/>
    </style:style>
    <style:style style:name="T25" style:family="text">
      <style:text-properties fo:font-style="normal" officeooo:rsid="001d561a" style:font-style-asian="normal" style:font-style-complex="normal"/>
    </style:style>
    <style:style style:name="T26" style:family="text">
      <style:text-properties fo:font-style="normal" officeooo:rsid="001dd4ef" style:font-style-asian="normal" style:font-style-complex="normal"/>
    </style:style>
    <style:style style:name="T27" style:family="text">
      <style:text-properties fo:font-style="normal" officeooo:rsid="001eb09c" style:font-style-asian="normal" style:font-style-complex="normal"/>
    </style:style>
    <style:style style:name="T28" style:family="text">
      <style:text-properties fo:font-style="normal" officeooo:rsid="0020fa01" style:font-style-asian="normal" style:font-style-complex="normal"/>
    </style:style>
    <style:style style:name="T29" style:family="text">
      <style:text-properties fo:font-style="normal" officeooo:rsid="00250bec" style:font-style-asian="normal" style:font-style-complex="normal"/>
    </style:style>
    <style:style style:name="T30" style:family="text">
      <style:text-properties fo:font-style="normal" officeooo:rsid="002563da" style:font-style-asian="normal" style:font-style-complex="normal"/>
    </style:style>
    <style:style style:name="T31" style:family="text">
      <style:text-properties fo:font-style="normal" officeooo:rsid="00277141" style:font-style-asian="normal" style:font-style-complex="normal"/>
    </style:style>
    <style:style style:name="T32" style:family="text">
      <style:text-properties fo:font-style="normal" officeooo:rsid="0027abd2" style:font-style-asian="normal" style:font-style-complex="normal"/>
    </style:style>
    <style:style style:name="T33" style:family="text">
      <style:text-properties fo:font-style="normal" officeooo:rsid="00292df1" style:font-style-asian="normal" style:font-style-complex="normal"/>
    </style:style>
    <style:style style:name="T34" style:family="text">
      <style:text-properties fo:font-style="normal" officeooo:rsid="002b2436" style:font-style-asian="normal" style:font-style-complex="normal"/>
    </style:style>
    <style:style style:name="T35" style:family="text">
      <style:text-properties fo:font-style="normal" officeooo:rsid="003674f7" style:font-style-asian="normal" style:font-style-complex="normal"/>
    </style:style>
    <style:style style:name="T36" style:family="text">
      <style:text-properties fo:font-style="normal" officeooo:rsid="00375f2d" style:font-style-asian="normal" style:font-style-complex="normal"/>
    </style:style>
    <style:style style:name="T37" style:family="text">
      <style:text-properties fo:font-style="normal" officeooo:rsid="003a9733" style:font-style-asian="normal" style:font-style-complex="normal"/>
    </style:style>
    <style:style style:name="T38" style:family="text">
      <style:text-properties fo:font-style="normal" officeooo:rsid="003ce4bc" style:font-style-asian="normal" style:font-style-complex="normal"/>
    </style:style>
    <style:style style:name="T39" style:family="text">
      <style:text-properties fo:font-style="normal" officeooo:rsid="003e5ee8" style:font-style-asian="normal" style:font-style-complex="normal"/>
    </style:style>
    <style:style style:name="T40" style:family="text">
      <style:text-properties officeooo:rsid="00243114"/>
    </style:style>
    <style:style style:name="T41" style:family="text">
      <style:text-properties officeooo:rsid="00250bec"/>
    </style:style>
    <style:style style:name="T42" style:family="text">
      <style:text-properties officeooo:rsid="002d2a3b"/>
    </style:style>
    <style:style style:name="T43" style:family="text">
      <style:text-properties officeooo:rsid="002d315b"/>
    </style:style>
    <style:style style:name="T44" style:family="text">
      <style:text-properties officeooo:rsid="002d9061"/>
    </style:style>
    <style:style style:name="T45" style:family="text">
      <style:text-properties officeooo:rsid="002db611"/>
    </style:style>
    <style:style style:name="T46" style:family="text">
      <style:text-properties officeooo:rsid="002e2e1b"/>
    </style:style>
    <style:style style:name="T47" style:family="text">
      <style:text-properties officeooo:rsid="002fb313"/>
    </style:style>
    <style:style style:name="T48" style:family="text">
      <style:text-properties officeooo:rsid="003169c7"/>
    </style:style>
    <style:style style:name="T49" style:family="text">
      <style:text-properties officeooo:rsid="0032a44b"/>
    </style:style>
    <style:style style:name="T50" style:family="text">
      <style:text-properties officeooo:rsid="00359b6b"/>
    </style:style>
    <style:style style:name="T51" style:family="text">
      <style:text-properties officeooo:rsid="003674f7"/>
    </style:style>
    <style:style style:name="T52" style:family="text">
      <style:text-properties style:text-position="sub 58%" fo:font-style="italic" officeooo:rsid="003e5ee8" style:font-style-asian="italic" style:font-style-complex="italic"/>
    </style:style>
    <style:style style:name="T53" style:family="text">
      <style:text-properties style:text-position="0% 100%" fo:font-style="italic" officeooo:rsid="003e5ee8" style:font-style-asian="italic" style:font-style-complex="italic"/>
    </style:style>
    <style:style style:name="T54" style:family="text">
      <style:text-properties style:text-position="0% 100%" fo:font-style="italic" officeooo:rsid="003f9909" style:font-style-asian="italic" style:font-style-complex="italic"/>
    </style:style>
    <style:style style:name="T55" style:family="text">
      <style:text-properties style:text-position="0% 100%" fo:font-style="italic" officeooo:rsid="0040d32b" style:font-style-asian="italic" style:font-style-complex="italic"/>
    </style:style>
    <style:style style:name="T56" style:family="text">
      <style:text-properties style:text-position="0% 100%" fo:font-style="italic" officeooo:rsid="004192e0" style:font-style-asian="italic" style:font-style-complex="italic"/>
    </style:style>
    <style:style style:name="T57" style:family="text">
      <style:text-properties style:text-position="0% 100%" fo:font-style="normal" officeooo:rsid="003e5ee8" style:font-style-asian="normal" style:font-style-complex="normal"/>
    </style:style>
    <style:style style:name="T58" style:family="text">
      <style:text-properties style:text-position="0% 100%" fo:font-style="normal" officeooo:rsid="003f9909" style:font-style-asian="normal" style:font-style-complex="normal"/>
    </style:style>
    <style:style style:name="T59" style:family="text">
      <style:text-properties style:text-position="0% 100%" fo:font-style="normal" officeooo:rsid="003fa173" style:font-style-asian="normal" style:font-style-complex="normal"/>
    </style:style>
    <style:style style:name="T60" style:family="text">
      <style:text-properties style:text-position="0% 100%" fo:font-style="normal" officeooo:rsid="0040d32b" style:font-style-asian="normal" style:font-style-complex="normal"/>
    </style:style>
    <style:style style:name="T61" style:family="text">
      <style:text-properties style:text-position="0% 100%" fo:font-style="normal" officeooo:rsid="004192e0" style:font-style-asian="normal" style:font-style-complex="normal"/>
    </style:style>
    <style:style style:name="T62" style:family="text">
      <style:text-properties style:text-position="0% 100%" fo:font-style="normal" officeooo:rsid="0041f29a" style:font-style-asian="norm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A heap is a <text:span text:style-name="T40">nearly </text:span>complete binary tree with heap property.</text:p>
      <text:p text:style-name="Standard">- A max heap is a <text:span text:style-name="T40">nearly </text:span>complete binary tree whose the key at each node is at least as great as the keys stored at its children.</text:p>
      <text:p text:style-name="P1">- A min heap is a complete binary tree whose the key at each node is at least as low as the keys stored at its children.</text:p>
      <text:p text:style-name="P1">- A heap is usually visualized as tree but linearity in storage using array or linked list.</text:p>
      <text:p text:style-name="Standard">- A heap is the maximally efficient implementation of a priority queue.</text:p>
      <text:p text:style-name="Standard">- Insertion and deletion in heap take O(logn). It tak<text:span text:style-name="T1">e</text:span>s O(1) to look up the element with the most priority (greatest or lowest values). Look-up an arbitrary element takes O(n) in time.</text:p>
      <text:p text:style-name="Standard">- <text:span text:style-name="T1">Built-in Python package: </text:span><text:span text:style-name="T3">heapq. </text:span><text:span text:style-name="T24">Supported operations: </text:span><text:span text:style-name="T4">heapify(L), nlargest(n, L), nsmallest(n, L), heappush(L, e), heappop(L), L[0], heappushpop(L, e), heapreplace(L, e) (heappoppush), </text:span><text:span text:style-name="T5">heap.merge(L1, L2, ..., Ln) (generator).</text:span></text:p>
      <text:p text:style-name="P7"><text:span text:style-name="T5">+ </text:span><text:span text:style-name="T2">L[0]: </text:span><text:span text:style-name="T23">O(1).</text:span></text:p>
      <text:p text:style-name="P7"><text:span text:style-name="T23">+ </text:span><text:span text:style-name="T2">heappush: </text:span><text:span text:style-name="T29">add the new element as a leaf </text:span><text:span text:style-name="T31">(binary tree must remain) </text:span><text:span text:style-name="T29">and move it up to </text:span><text:span text:style-name="T33">and switch </text:span><text:span text:style-name="T29">the leaf </text:span><text:span text:style-name="T33">with a parent </text:span><text:span text:style-name="T29">until the heap criteria is satisfied. </text:span><text:span text:style-name="T6">O(</text:span><text:span text:style-name="T8">tree height</text:span><text:span text:style-name="T6">)</text:span><text:span text:style-name="T29"> </text:span><text:span text:style-name="T30">(An initial heap contains only a single node with value of 0. For all </text:span><text:span text:style-name="T7">i </text:span><text:span text:style-name="T30">from </text:span><text:span text:style-name="T7">1 </text:span><text:span text:style-name="T30">to </text:span><text:span text:style-name="T7">n, </text:span><text:span text:style-name="T30">we insert </text:span><text:span text:style-name="T7">i</text:span><text:span text:style-name="T30"> into the original heap. The final height is </text:span><text:span text:style-name="T7">O(n)</text:span><text:span text:style-name="T30">).</text:span></text:p>
      <text:p text:style-name="P8"><text:span text:style-name="T30">+ </text:span><text:span text:style-name="T2">heappop: </text:span><text:span text:style-name="T32">pop out the maximum priority element and replace the root with a leaf. Then move the leaf down and switch it with the larger node until the heap property is satisfied. </text:span><text:span text:style-name="T9">O(heap height)</text:span><text:span text:style-name="T32">.</text:span></text:p>
      <text:p text:style-name="P9"><text:span text:style-name="T32">+ </text:span><text:span text:style-name="T2">ChangePriority: </text:span><text:span text:style-name="T23">move up or down a node. </text:span><text:span text:style-name="T2">O(heap height</text:span><text:span text:style-name="T10">).</text:span></text:p>
      <text:p text:style-name="P10"><text:span text:style-name="T2">+ Remove</text:span><text:span text:style-name="T23">: </text:span><text:span text:style-name="T34">set the node to Infinity, move it to the root and call </text:span><text:span text:style-name="T11">heappop</text:span><text:span text:style-name="T34">. </text:span><text:span text:style-name="T12">O(heap height).</text:span></text:p>
      <text:p text:style-name="P18"><text:span text:style-name="T12">+ </text:span><text:span text:style-name="T2">heapify:</text:span><text:span text:style-name="T23"> at most </text:span><text:span text:style-name="T2">2n.</text:span><text:span text:style-name="T23"> (linear time not </text:span><text:span text:style-name="T2">O(</text:span><text:span text:style-name="T20">n</text:span><text:span text:style-name="T2">logn)</text:span><text:span text:style-name="T23">).</text:span></text:p>
      <text:p text:style-name="P19"><text:span text:style-name="T23">+ </text:span><text:span text:style-name="T2">nlargest, nsmallest:</text:span><text:span text:style-name="T23"> </text:span><text:span text:style-name="T38">takes linear time if </text:span><text:span text:style-name="T21">k </text:span><text:span text:style-name="T38">is small </text:span><text:span text:style-name="T38"><draw:frame draw:style-name="fr1" draw:name="Object5" text:anchor-type="as-char" svg:y="-0.2437in" svg:width="0.6701in" svg:height="0.3929in" draw:z-index="4"><draw:object xlink:href="./Object 5" xlink:type="simple" xlink:show="embed" xlink:actuate="onLoad"/><draw:image xlink:href="./ObjectReplacements/Object 5" xlink:type="simple" xlink:show="embed" xlink:actuate="onLoad"/></draw:frame></text:span><text:span text:style-name="T38">.</text:span></text:p>
      <text:p text:style-name="P20"/>
      <text:p text:style-name="P11">→<text:span text:style-name="T42"> We want the tree to be shallow. How to create a tree out of an array of </text:span><text:span text:style-name="T13">n </text:span><text:span text:style-name="T43">elements while keeping the height as shallow as possible.</text:span></text:p>
      <text:p text:style-name="P12">- <text:span text:style-name="T44">A complete binary tree is a tree whose all levels are filled except the last one which is filled from left to right. A complete binary tree has height at most </text:span><text:span text:style-name="T14">O(logn)</text:span><text:span text:style-name="T45">. It’s also easy to store a complete binary tree as an array. For a given index </text:span><text:span text:style-name="T15">i, </text:span><text:span text:style-name="T46">its parent is at </text:span><text:span text:style-name="T15">floor(i/2), </text:span><text:span text:style-name="T46">its left child is at </text:span><text:span text:style-name="T15">2i </text:span><text:span text:style-name="T46">and its right children is at </text:span><text:span text:style-name="T15">2i + 1. </text:span><text:span text:style-name="T50">(1-based array)</text:span></text:p>
      <text:p text:style-name="P13"><text:span text:style-name="T15">- </text:span><text:span text:style-name="T47">In Python, with </text:span><text:span text:style-name="T16">heapq, </text:span><text:span text:style-name="T47">an element at index </text:span><text:span text:style-name="T16">i </text:span><text:span text:style-name="T47">has the parent at </text:span><text:span text:style-name="T16">(k – 1) // 2, </text:span><text:span text:style-name="T47">the left child at </text:span><text:span text:style-name="T16">2i + 1</text:span><text:span text:style-name="T47">, and the right child at </text:span><text:span text:style-name="T16">2i + 2.</text:span></text:p>
      <text:p text:style-name="P14"><text:span text:style-name="T47">- </text:span><text:span text:style-name="T17">Insert </text:span><text:span text:style-name="T48">and </text:span><text:span text:style-name="T17">ExtractMax </text:span><text:span text:style-name="T48">modify the shape of the tree. When applying insertion, insert the new element to the leftmost vacant position and move it up. When extracting the maximum priority element, replace the root with the last leaf and sift it down.</text:span></text:p>
      <text:p text:style-name="P15"><text:span text:style-name="T16">- </text:span><text:span text:style-name="T49">Min heap visualization: </text:span><text:a xlink:type="simple" xlink:href="https://www.cs.usfca.edu/~galles/visualization/Heap.html" text:style-name="Internet_20_link" text:visited-style-name="Visited_20_Internet_20_Link"><text:span text:style-name="T49">https://www.cs.usfca.edu/~galles/visualization/Heap.html</text:span></text:a><text:span text:style-name="T16"> </text:span><text:span text:style-name="T47"><text:s/></text:span><text:span text:style-name="T15"><text:s/></text:span><text:span text:style-name="T46"><text:s/></text:span></text:p>
      <text:p text:style-name="P17"/>
      <text:p text:style-name="Standard"><text:span text:style-name="T5">- </text:span><text:span text:style-name="T25">Priority queue: a queue whose each element is assigned a priority and elements come out in order by priority. Popular use case: job scheduling. Two main operations of a priority queue: insertion and max extraction. Insertion inserts a new element with a corresponding priority while max extraction </text:span><text:span text:style-name="T26">pop</text:span><text:span text:style-name="T25">s </text:span><text:span text:style-name="T26">out</text:span><text:span text:style-name="T25"> an element with maximum priority. </text:span><text:span text:style-name="T26">Additional operations are removing a particular element, returning a max priority element without changing the queue or change the priority of a particular element.</text:span></text:p>
      <text:p text:style-name="P2"><text:span text:style-name="T26">- </text:span><text:span text:style-name="T27">Naive implementation of priority queue:</text:span></text:p>
      <text:p text:style-name="P16">+ Unsorted array/ doubly linked list: insert at the end takes constant time while extracting max-priority element takes O(n) time.</text:p>
      <text:p text:style-name="P16">+ Sorted array: max extracting takes constant time while insertion takes O(n) (O(logn) to find the position, O(n) to shift elements to the right and O(1) to insert).</text:p>
      <text:p text:style-name="P3"><text:soft-page-break/><text:span text:style-name="T23">+ Sorted doubly linked list: </text:span><text:span text:style-name="T28">max extraction is O(1) while insertion takes O(n) (cannot apply binary search).</text:span></text:p>
      <text:p text:style-name="P4"><text:span text:style-name="T23">+ </text:span><text:span text:style-name="T28">Assume that you know in advance that in your application there will be n calls to </text:span><text:span text:style-name="T23">I</text:span><text:span text:style-name="T28">nsert and </text:span><text:span text:style-name="T28"><draw:frame draw:style-name="fr1" draw:name="Object1" text:anchor-type="as-char" svg:y="-0.1634in" svg:width="0.2665in" svg:height="0.1984in" draw:z-index="0"><draw:object xlink:href="./Object 1" xlink:type="simple" xlink:show="embed" xlink:actuate="onLoad"/><draw:image xlink:href="./ObjectReplacements/Object 1" xlink:type="simple" xlink:show="embed" xlink:actuate="onLoad"/></draw:frame></text:span><text:span text:style-name="T28"><text:s/>calls to ExtractMax. Which of the following two implementations of the priority queue is preferable in this case: </text:span><text:span text:style-name="T23">array or sorted array? Array would take </text:span><draw:frame draw:style-name="fr1" draw:name="Object2" text:anchor-type="as-char" svg:y="-0.172in" svg:width="4.4228in" svg:height="0.2193in" draw:z-index="1"><draw:object xlink:href="./Object 2" xlink:type="simple" xlink:show="embed" xlink:actuate="onLoad"/><draw:image xlink:href="./ObjectReplacements/Object 2" xlink:type="simple" xlink:show="embed" xlink:actuate="onLoad"/></draw:frame><text:s/>in worst case while sorted array takes <draw:frame draw:style-name="fr1" draw:name="Object3" text:anchor-type="as-char" svg:y="-0.172in" svg:width="4.278in" svg:height="0.2193in" draw:z-index="2"><draw:object xlink:href="./Object 3" xlink:type="simple" xlink:show="embed" xlink:actuate="onLoad"/><draw:image xlink:href="./ObjectReplacements/Object 3" xlink:type="simple" xlink:show="embed" xlink:actuate="onLoad"/></draw:frame>in worst case. Unsorted array is preferable.</text:p>
      <text:p text:style-name="P5">+ Tree height can have two different interpretations: the number of nodes on the longest path from the root to a leaf or the number of edges on the longest path from the root to the leaf. <text:span text:style-name="T41">In this note, we use the latter definition.</text:span></text:p>
      <text:p text:style-name="P5"/>
      <text:p text:style-name="P5">- <text:span text:style-name="T51">With the array representation for storing an </text:span><text:span text:style-name="T18">n</text:span><text:span text:style-name="T35">-element heap, the leaves are the nodes indexed by </text:span><text:span text:style-name="T35"><draw:frame draw:style-name="fr1" draw:name="Object4" text:anchor-type="as-char" svg:y="-0.1484in" svg:width="1.6437in" svg:height="0.1898in" draw:z-index="3"><draw:object xlink:href="./Object 4" xlink:type="simple" xlink:show="embed" xlink:actuate="onLoad"/><draw:image xlink:href="./ObjectReplacements/Object 4" xlink:type="simple" xlink:show="embed" xlink:actuate="onLoad"/></draw:frame></text:span></text:p>
      <text:p text:style-name="P5"><text:span text:style-name="T35">- </text:span><text:span text:style-name="T36">Worst case running time of heap sort is </text:span><text:span text:style-name="T19">O(nlogn)</text:span><text:span text:style-name="T36">.</text:span></text:p>
      <text:p text:style-name="P5"><text:span text:style-name="T37">- </text:span><text:span text:style-name="T39">In general, for </text:span><text:span text:style-name="T22">d-ary </text:span><text:span text:style-name="T39">heap, </text:span><text:span text:style-name="T22">siftUp </text:span><text:span text:style-name="T39">takes </text:span><text:span text:style-name="T22">O(log</text:span><text:span text:style-name="T52">d</text:span><text:span text:style-name="T53">n) </text:span><text:span text:style-name="T57">while </text:span><text:span text:style-name="T53">siftDown </text:span><text:span text:style-name="T57">takes </text:span><text:span text:style-name="T53">O(d * log</text:span><text:span text:style-name="T52">d</text:span><text:span text:style-name="T53">n)</text:span><text:span text:style-name="T57"> </text:span><text:span text:style-name="T61">(compare between </text:span><text:span text:style-name="T56">d </text:span><text:span text:style-name="T61">leaves and </text:span><text:span text:style-name="T62">its</text:span><text:span text:style-name="T61"> parent)</text:span></text:p>
      <text:p text:style-name="P6"><text:span text:style-name="T57">- </text:span><text:span text:style-name="T58">If we represent a complete </text:span><text:span text:style-name="T54">d</text:span><text:span text:style-name="T58">-aray tree in an array </text:span><text:span text:style-name="T54">A[1..n]. </text:span><text:span text:style-name="T58">The indices of children of a node at index </text:span><text:span text:style-name="T54">i:</text:span><text:span text:style-name="T59"> </text:span><text:span text:style-name="T59"><draw:frame draw:style-name="fr1" draw:name="Object6" text:anchor-type="as-char" svg:y="-0.1484in" svg:width="1.961in" svg:height="0.1839in" draw:z-index="5"><draw:object xlink:href="./Object 6" xlink:type="simple" xlink:show="embed" xlink:actuate="onLoad"/><draw:image xlink:href="./ObjectReplacements/Object 6" xlink:type="simple" xlink:show="embed" xlink:actuate="onLoad"/></draw:frame></text:span><text:span text:style-name="T59">.</text:span></text:p>
      <text:p text:style-name="P6"><text:span text:style-name="T54">- </text:span><text:span text:style-name="T60">Heap sort is </text:span><text:span text:style-name="T55">O(nlogn) </text:span><text:span text:style-name="T60">guaranteed but it can be used for external sort when your data don’t fit into the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0T15:51:09.339000000</meta:creation-date>
    <meta:generator>LibreOffice/6.0.7.3$Windows_x86 LibreOffice_project/dc89aa7a9eabfd848af146d5086077aeed2ae4a5</meta:generator>
    <dc:date>2021-08-24T14:34:38.968000000</dc:date>
    <meta:editing-duration>PT9H53M19S</meta:editing-duration>
    <meta:editing-cycles>47</meta:editing-cycles>
    <meta:document-statistic meta:table-count="0" meta:image-count="0" meta:object-count="6" meta:page-count="2" meta:paragraph-count="31" meta:word-count="831" meta:character-count="4636" meta:non-whitespace-character-count="3828"/>
  </office:meta>
</office:document-meta>
</file>

<file path=Object 1/content.xml><?xml version="1.0" encoding="utf-8"?>
<math xmlns="http://www.w3.org/1998/Math/MathML" display="block">
  <semantics>
    <msqrt>
      <mi>n</mi>
    </msqrt>
    <annotation encoding="StarMath 5.0">sqrt n</annotation>
  </semantics>
</math>
</file>

<file path=Object 2/content.xml><?xml version="1.0" encoding="utf-8"?>
<math xmlns="http://www.w3.org/1998/Math/MathML" display="block">
  <semantics>
    <mrow>
      <mrow>
        <mi>n</mi>
        <mo stretchy="false">∗</mo>
        <mi>T</mi>
      </mrow>
      <mrow>
        <mrow>
          <mo fence="true" stretchy="false">(</mo>
          <mrow>
            <mi mathvariant="italic">Insert</mi>
          </mrow>
          <mo fence="true" stretchy="false">)</mo>
        </mrow>
        <mo stretchy="false">+</mo>
        <mrow>
          <msqrt>
            <mi>n</mi>
          </msqrt>
          <mo stretchy="false">∗</mo>
          <mi>T</mi>
        </mrow>
      </mrow>
      <mrow>
        <mrow>
          <mo fence="true" stretchy="false">(</mo>
          <mrow>
            <mi mathvariant="italic">ExtractMax</mi>
          </mrow>
          <mo fence="true" stretchy="false">)</mo>
        </mrow>
        <mo stretchy="false">=</mo>
        <mrow>
          <mi>n</mi>
          <mo stretchy="false">∗</mo>
          <mi>O</mi>
        </mrow>
      </mrow>
      <mrow>
        <mrow>
          <mo fence="true" stretchy="false">(</mo>
          <mrow>
            <mn>1</mn>
          </mrow>
          <mo fence="true" stretchy="false">)</mo>
        </mrow>
        <mo stretchy="false">+</mo>
        <mrow>
          <msqrt>
            <mi>n</mi>
          </msqrt>
          <mo stretchy="false">∗</mo>
          <mi>O</mi>
        </mrow>
      </mrow>
      <mrow>
        <mrow>
          <mo fence="true" stretchy="false">(</mo>
          <mrow>
            <mi>n</mi>
          </mrow>
          <mo fence="true" stretchy="false">)</mo>
        </mrow>
        <mo stretchy="false">=</mo>
        <mi>O</mi>
      </mrow>
      <mrow>
        <mo fence="true" stretchy="false">(</mo>
        <mrow>
          <msup>
            <mi>n</mi>
            <mn>1.5</mn>
          </msup>
        </mrow>
        <mo fence="true" stretchy="false">)</mo>
      </mrow>
    </mrow>
    <annotation encoding="StarMath 5.0">n * T( Insert ) + sqrt n * T( ExtractMax ) = n * O( 1 ) + sqrt n * O( n ) = O( n^{1.5} )</annotation>
  </semantics>
</math>
</file>

<file path=Object 3/content.xml><?xml version="1.0" encoding="utf-8"?>
<math xmlns="http://www.w3.org/1998/Math/MathML" display="block">
  <semantics>
    <mrow>
      <mrow>
        <mi>n</mi>
        <mo stretchy="false">∗</mo>
        <mi>T</mi>
      </mrow>
      <mrow>
        <mrow>
          <mo fence="true" stretchy="false">(</mo>
          <mrow>
            <mi mathvariant="italic">Insert</mi>
          </mrow>
          <mo fence="true" stretchy="false">)</mo>
        </mrow>
        <mo stretchy="false">+</mo>
        <mrow>
          <msqrt>
            <mi>n</mi>
          </msqrt>
          <mo stretchy="false">∗</mo>
          <mi>T</mi>
        </mrow>
      </mrow>
      <mrow>
        <mrow>
          <mo fence="true" stretchy="false">(</mo>
          <mrow>
            <mi mathvariant="italic">EtractMax</mi>
          </mrow>
          <mo fence="true" stretchy="false">)</mo>
        </mrow>
        <mo stretchy="false">=</mo>
        <mrow>
          <mi>n</mi>
          <mo stretchy="false">∗</mo>
          <mi>O</mi>
        </mrow>
      </mrow>
      <mrow>
        <mrow>
          <mo fence="true" stretchy="false">(</mo>
          <mrow>
            <mi>n</mi>
          </mrow>
          <mo fence="true" stretchy="false">)</mo>
        </mrow>
        <mo stretchy="false">+</mo>
        <mrow>
          <msqrt>
            <mi>n</mi>
          </msqrt>
          <mo stretchy="false">∗</mo>
          <mi>O</mi>
        </mrow>
      </mrow>
      <mrow>
        <mrow>
          <mo fence="true" stretchy="false">(</mo>
          <mrow>
            <mi>n</mi>
          </mrow>
          <mo fence="true" stretchy="false">)</mo>
        </mrow>
        <mo stretchy="false">=</mo>
        <mi>O</mi>
      </mrow>
      <mrow>
        <mo fence="true" stretchy="false">(</mo>
        <mrow>
          <msup>
            <mi>n</mi>
            <mn>2</mn>
          </msup>
        </mrow>
        <mo fence="true" stretchy="false">)</mo>
      </mrow>
    </mrow>
    <annotation encoding="StarMath 5.0">n * T( Insert ) + sqrt n * T( EtractMax ) = n * O( n ) + sqrt n * O( n ) = O( n^2 )</annotation>
  </semantics>
</math>
</file>

<file path=Object 4/content.xml><?xml version="1.0" encoding="utf-8"?>
<math xmlns="http://www.w3.org/1998/Math/MathML" display="block">
  <semantics>
    <mrow>
      <mrow>
        <mrow>
          <mo fence="true" stretchy="false">⌊</mo>
          <mrow>
            <mrow>
              <mi>n</mi>
              <mo stretchy="false">/</mo>
              <mn>2</mn>
            </mrow>
          </mrow>
          <mo fence="true" stretchy="false">⌋</mo>
        </mrow>
        <mo stretchy="false">+</mo>
        <mn>1,</mn>
      </mrow>
      <mrow>
        <mrow>
          <mo fence="true" stretchy="false">⌊</mo>
          <mrow>
            <mrow>
              <mi>n</mi>
              <mo stretchy="false">/</mo>
              <mn>2</mn>
            </mrow>
          </mrow>
          <mo fence="true" stretchy="false">⌋</mo>
        </mrow>
        <mo stretchy="false">+</mo>
        <mn>2,</mn>
      </mrow>
      <mn>...</mn>
      <mi>,</mi>
      <mi>n</mi>
      <mi>.</mi>
    </mrow>
    <annotation encoding="StarMath 5.0">lfloor n/2 rfloor + 1, lfloor n/2 rfloor + 2, ..., n. </annotation>
  </semantics>
</math>
</file>

<file path=Object 5/content.xml><?xml version="1.0" encoding="utf-8"?>
<math xmlns="http://www.w3.org/1998/Math/MathML" display="block">
  <semantics>
    <mrow>
      <mi>O</mi>
      <mrow>
        <mo fence="true" stretchy="false">(</mo>
        <mrow>
          <mfrac>
            <mi>n</mi>
            <mi mathvariant="italic">logn</mi>
          </mfrac>
        </mrow>
        <mo fence="true" stretchy="false">)</mo>
      </mrow>
    </mrow>
    <annotation encoding="StarMath 5.0">O( n over logn )</annotation>
  </semantics>
</math>
</file>

<file path=Object 6/content.xml><?xml version="1.0" encoding="utf-8"?>
<math xmlns="http://www.w3.org/1998/Math/MathML" display="block">
  <semantics>
    <mrow>
      <mrow>
        <mrow>
          <mi>d</mi>
          <mo stretchy="false">∗</mo>
          <mi>i</mi>
        </mrow>
        <mo stretchy="false">+</mo>
        <mn>1,</mn>
      </mrow>
      <mrow>
        <mrow>
          <mi>d</mi>
          <mo stretchy="false">∗</mo>
          <mi>i</mi>
        </mrow>
        <mo stretchy="false">+</mo>
        <mn>2,</mn>
      </mrow>
      <mn>...</mn>
      <mi>,</mi>
      <mrow>
        <mrow>
          <mi>i</mi>
          <mo stretchy="false">∗</mo>
          <mi>d</mi>
        </mrow>
        <mo stretchy="false">+</mo>
        <mi>d</mi>
        <mo stretchy="false">+</mo>
        <mn>1</mn>
      </mrow>
    </mrow>
    <annotation encoding="StarMath 5.0">d * i + 1, d * i + 2, ..., i * d + d + 1</annotation>
  </semantics>
</math>
</file>